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officeooo:rsid="001b73f3" officeooo:paragraph-rsid="00240855"/>
    </style:style>
    <style:style style:name="P13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4" style:family="paragraph" style:parent-style-name="Standard">
      <style:text-properties fo:font-weight="normal" officeooo:rsid="0023c7b8" officeooo:paragraph-rsid="0023c7b8" style:font-weight-asian="normal" style:font-weight-complex="normal"/>
    </style:style>
    <style:style style:name="P15" style:family="paragraph" style:parent-style-name="Standard">
      <style:text-properties fo:font-weight="normal" officeooo:rsid="00244ba8" officeooo:paragraph-rsid="00244ba8" style:font-weight-asian="normal" style:font-weight-complex="normal"/>
    </style:style>
    <style:style style:name="P16" style:family="paragraph" style:parent-style-name="Standard">
      <style:text-properties fo:font-weight="normal" officeooo:rsid="00257660" officeooo:paragraph-rsid="00257660" style:font-weight-asian="normal" style:font-weight-complex="normal"/>
    </style:style>
    <style:style style:name="P17" style:family="paragraph" style:parent-style-name="Standard">
      <style:text-properties fo:font-weight="normal" officeooo:rsid="0027d836" officeooo:paragraph-rsid="002b75c7" style:font-weight-asian="normal" style:font-weight-complex="normal"/>
    </style:style>
    <style:style style:name="P18" style:family="paragraph" style:parent-style-name="Standard">
      <style:text-properties fo:font-weight="normal" officeooo:rsid="002b75c7" officeooo:paragraph-rsid="002b75c7" style:font-weight-asian="normal" style:font-weight-complex="normal"/>
    </style:style>
    <style:style style:name="P19" style:family="paragraph" style:parent-style-name="Standard">
      <style:text-properties fo:font-weight="normal" officeooo:rsid="002caf4b" officeooo:paragraph-rsid="002caf4b" style:font-weight-asian="normal" style:font-weight-complex="normal"/>
    </style:style>
    <style:style style:name="P20" style:family="paragraph" style:parent-style-name="Standard">
      <style:text-properties fo:font-weight="normal" officeooo:rsid="002d1d99" officeooo:paragraph-rsid="002d1d99" style:font-weight-asian="normal" style:font-weight-complex="normal"/>
    </style:style>
    <style:style style:name="P21" style:family="paragraph" style:parent-style-name="Standard">
      <style:text-properties fo:font-weight="normal" officeooo:rsid="002ec8a8" officeooo:paragraph-rsid="002ec8a8" style:font-weight-asian="normal" style:font-weight-complex="normal"/>
    </style:style>
    <style:style style:name="P22" style:family="paragraph" style:parent-style-name="Standard">
      <style:text-properties fo:font-weight="normal" officeooo:rsid="002fd39f" officeooo:paragraph-rsid="002fd39f" style:font-weight-asian="normal" style:font-weight-complex="normal"/>
    </style:style>
    <style:style style:name="P23" style:family="paragraph" style:parent-style-name="Standard">
      <style:text-properties officeooo:paragraph-rsid="00209eb1"/>
    </style:style>
    <style:style style:name="P24" style:family="paragraph" style:parent-style-name="Standard">
      <style:text-properties officeooo:rsid="0023c7b8" officeooo:paragraph-rsid="0023c7b8"/>
    </style:style>
    <style:style style:name="P25" style:family="paragraph" style:parent-style-name="Standard">
      <style:text-properties fo:font-weight="bold" officeooo:rsid="00244ba8" officeooo:paragraph-rsid="00244ba8" style:font-weight-asian="bold" style:font-weight-complex="bold"/>
    </style:style>
    <style:style style:name="P26" style:family="paragraph" style:parent-style-name="Standard">
      <style:text-properties fo:font-weight="bold" officeooo:rsid="002ec8a8" officeooo:paragraph-rsid="002ec8a8" style:font-weight-asian="bold" style:font-weight-complex="bold"/>
    </style:style>
    <style:style style:name="P27" style:family="paragraph" style:parent-style-name="Standard">
      <style:text-properties officeooo:rsid="0028dc97" officeooo:paragraph-rsid="0028dc97"/>
    </style:style>
    <style:style style:name="P28" style:family="paragraph" style:parent-style-name="Standard">
      <style:text-properties fo:font-weight="normal" officeooo:rsid="0030babb" officeooo:paragraph-rsid="0030babb" style:font-weight-asian="normal" style:font-weight-complex="normal"/>
    </style:style>
    <style:style style:name="P29" style:family="paragraph" style:parent-style-name="Standard">
      <style:text-properties officeooo:paragraph-rsid="00399f7c"/>
    </style:style>
    <style:style style:name="P30" style:family="paragraph" style:parent-style-name="Standard">
      <style:text-properties officeooo:rsid="00399f7c" officeooo:paragraph-rsid="00399f7c"/>
    </style:style>
    <style:style style:name="P31" style:family="paragraph" style:parent-style-name="Standard">
      <style:text-properties officeooo:rsid="003ac7a0" officeooo:paragraph-rsid="003ac7a0"/>
    </style:style>
    <style:style style:name="P32" style:family="paragraph" style:parent-style-name="Standard">
      <style:text-properties fo:font-weight="bold" officeooo:paragraph-rsid="00399f7c" style:font-weight-asian="bold" style:font-weight-complex="bold"/>
    </style:style>
    <style:style style:name="P33" style:family="paragraph" style:parent-style-name="Standard">
      <style:text-properties fo:font-weight="bold" officeooo:rsid="003e9b3f" officeooo:paragraph-rsid="003e9b3f" style:font-weight-asian="bold" style:font-weight-complex="bold"/>
    </style:style>
    <style:style style:name="P34" style:family="paragraph" style:parent-style-name="Standard">
      <style:text-properties fo:font-weight="bold" officeooo:rsid="00409a13" officeooo:paragraph-rsid="00409a13" style:font-weight-asian="bold" style:font-weight-complex="bold"/>
    </style:style>
    <style:style style:name="P35" style:family="paragraph" style:parent-style-name="Standard">
      <style:text-properties fo:font-weight="bold" officeooo:rsid="00420a76" officeooo:paragraph-rsid="00420a76" style:font-weight-asian="bold" style:font-weight-complex="bold"/>
    </style:style>
    <style:style style:name="P36" style:family="paragraph" style:parent-style-name="Standard">
      <style:text-properties fo:font-weight="bold" officeooo:rsid="0043cd86" officeooo:paragraph-rsid="0043cd86" style:font-weight-asian="bold" style:font-weight-complex="bold"/>
    </style:style>
    <style:style style:name="P37" style:family="paragraph" style:parent-style-name="Standard">
      <style:text-properties fo:font-weight="bold" officeooo:rsid="0044a1aa" officeooo:paragraph-rsid="0044a1a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fo:font-weight="bold" officeooo:rsid="002b2b46" style:font-weight-asian="bold" style:font-weight-complex="bold"/>
    </style:style>
    <style:style style:name="T5" style:family="text">
      <style:text-properties officeooo:rsid="001426de"/>
    </style:style>
    <style:style style:name="T6" style:family="text">
      <style:text-properties officeooo:rsid="0017ab2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99f7c" style:font-weight-asian="normal" style:font-weight-complex="normal"/>
    </style:style>
    <style:style style:name="T9" style:family="text">
      <style:text-properties fo:font-weight="normal" officeooo:rsid="003dca9c" style:font-weight-asian="normal" style:font-weight-complex="normal"/>
    </style:style>
    <style:style style:name="T10" style:family="text">
      <style:text-properties officeooo:rsid="00240855"/>
    </style:style>
    <style:style style:name="T11" style:family="text">
      <style:text-properties officeooo:rsid="00399f7c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fo:font-weight="normal" style:font-weight-asian="normal" style:font-weight-complex="normal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7">get all changes from remote repository</text:span></text:p>
      <text:p text:style-name="P8"><text:span text:style-name="T1">$get pull : </text:span><text:span text:style-name="T7">get changes from remote repository and merge to local repository</text:span></text:p>
      <text:p text:style-name="P8"><text:span text:style-name="T1">$git remote -v</text:span><text:span text:style-name="T7"> :shows your remote repository URL</text:span></text:p>
      <text:p text:style-name="P9"><text:span text:style-name="T1">$git push: </text:span><text:span text:style-name="T7">pushes changes from local repository to remote repository.</text:span></text:p>
      <text:p text:style-name="P10"><text:span text:style-name="T1">$git branch -a </text:span><text:span text:style-name="T7">: all remote and local branches</text:span></text:p>
      <text:p text:style-name="P13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5">comapres the </text:span>specified commit <text:span text:style-name="T5">and working folder changes</text:span></text:p>
      <text:p text:style-name="P5"/>
      <text:p text:style-name="P6"><text:span text:style-name="T1">$git show HEAD</text:span> <text:span text:style-name="T6">compares commited changes and working folder changes</text:span></text:p>
      <text:p text:style-name="P27"><text:span text:style-name="T1">$git show change_number</text:span> shows more details about a commit point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2"><text:span text:style-name="T1">$git branch </text:span>list all branches. <text:span text:style-name="T10">current</text:span> mark <text:span text:style-name="T10">is marked </text:span>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23"><text:span text:style-name="T3">$git branch -</text:span><text:span text:style-name="T1">d branch-name</text:span> delete branch</text:p>
      <text:p text:style-name="P24"><text:span text:style-name="T1">$git fetch –all </text:span><text:span text:style-name="T7">fetch branches</text:span></text:p>
      <text:p text:style-name="P14"/>
      <text:p text:style-name="P25">Creating Tags</text:p>
      <text:p text:style-name="P15">$git tag tagname creating a tag</text:p>
      <text:p text:style-name="P15">$git tag -a version -m “message” creating annotated tag</text:p>
      <text:p text:style-name="P15">$git tag –list list all tags</text:p>
      <text:p text:style-name="P16">$git show v1.0 show tag information</text:p>
      <text:p text:style-name="P16"/>
      <text:p text:style-name="P17"><text:span text:style-name="T1">$git rem</text:span><text:span text:style-name="T4">o</text:span><text:span text:style-name="T1">te set-url origin</text:span> url updating local repository url reference to remote reposioty</text:p>
      <text:p text:style-name="P18"><text:span text:style-name="T1">$git init</text:span> create git repository locally</text:p>
      <text:p text:style-name="P19"><text:span text:style-name="T1">$git status </text:span>getting information about current state of local repository</text:p>
      <text:p text:style-name="P19"><text:span text:style-name="T1">$git add filename</text:span> add file to staging area</text:p>
      <text:p text:style-name="P20"><text:span text:style-name="T1">$git add .</text:span> adding all files to staging area</text:p>
      <text:p text:style-name="P19"><text:span text:style-name="T1">$git commit -m “message”</text:span> add a file to git </text:p>
      <text:p text:style-name="P20"><text:span text:style-name="T1">$git commit -am “message”</text:span> adding modified tracked files to staging area and committing.</text:p>
      <text:p text:style-name="P20"/>
      <text:p text:style-name="P26">Working with logs</text:p>
      <text:p text:style-name="P21"><text:span text:style-name="T1">$git log </text:span>show<text:span text:style-name="T1"> </text:span>history of commits</text:p>
      <text:p text:style-name="P21"><text:span text:style-name="T1">$git show</text:span> show detail history</text:p>
      <text:p text:style-name="P21"><text:span text:style-name="T1">$git config –global alias.hist “log –oneline –graph –decorate –all”</text:span> <text:s/>create git alias</text:p>
      <text:p text:style-name="P22"><text:span text:style-name="T1">$git config –global –list</text:span> list git configurations</text:p>
      <text:p text:style-name="P28"><text:span text:style-name="T1">$git hist – README.md</text:span> list history for a specified file only</text:p>
      <text:p text:style-name="P28"/>
      <text:p text:style-name="P32"><text:soft-page-break/><text:span text:style-name="T11">Working with Tags</text:span></text:p>
      <text:p text:style-name="P29"><text:span text:style-name="T8">Tags marks specific commit point</text:span></text:p>
      <text:p text:style-name="P30"><text:span text:style-name="T7">There are </text:span><text:span text:style-name="T9">light weight tag and annotated tags( have comment attached to it)</text:span></text:p>
      <text:p text:style-name="P31"><text:span text:style-name="T7">Tags are list in release in github</text:span></text:p>
      <text:p text:style-name="P31"><text:span text:style-name="T7"/></text:p>
      <text:p text:style-name="P30"><text:span text:style-name="T1">$git tag tag-name commit-point</text:span><text:span text:style-name="T7"> :creates a tag on specfied commit-point</text:span></text:p>
      <text:p text:style-name="P30"><text:span text:style-name="T1">$git tag -a tag-name -m “notes”</text:span><text:span text:style-name="T7"> create a tag</text:span></text:p>
      <text:p text:style-name="P31"><text:span text:style-name="T1">$git push origin tag-name</text:span><text:span text:style-name="T7"> push a tag to remote</text:span></text:p>
      <text:p text:style-name="P30"><text:span text:style-name="T1">$git push –tag</text:span><text:span text:style-name="T7"> push all tags to remote repository</text:span></text:p>
      <text:p text:style-name="P31"><text:span text:style-name="T1">$git tag</text:span><text:span text:style-name="T7"> list all tags </text:span></text:p>
      <text:p text:style-name="P33">$git tag -<text:span text:style-name="T12">d tag-</text:span><text:span text:style-name="T14">name </text:span><text:span text:style-name="T15">delete tag on local repository only</text:span></text:p>
      <text:p text:style-name="P34"><text:span text:style-name="T14">$git push origin :tag-name </text:span><text:span text:style-name="T15"><text:s/>delete a tag on remote repository</text:span></text:p>
      <text:p text:style-name="P35"><text:span text:style-name="T14">$git tag </text:span><text:span text:style-name="T12">f tag</text:span><text:span text:style-name="T14">-name commit-id</text:span><text:span text:style-name="T15"> updates a tag to new commit-point. Leaving out commit-id updates to <text:s/>HEAD/last commit</text:span></text:p>
      <text:p text:style-name="P36"><text:span text:style-name="T14">$git push –force origin tag-name </text:span><text:span text:style-name="T15">after updating tag with -f option and wants to update remote tag</text:span></text:p>
      <text:p text:style-name="P37"><text:span text:style-name="T14">$git show tag-name show</text:span><text:span text:style-name="T15"> information about the tag</text:span></text:p>
      <text:p text:style-name="P31"><text:span text:style-name="T7"/></text:p>
      <text:p text:style-name="P20"/>
      <text:p text:style-name="P19"/>
      <text:p text:style-name="P19"/>
      <text:p text:style-name="P18"/>
      <text:p text:style-name="P16"/>
      <text:p text:style-name="P16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19-11-24T06:52:09.914588800</dc:date>
    <meta:editing-duration>P1DT3H15M28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496" meta:character-count="3047" meta:non-whitespace-character-count="2597"/>
  </office:meta>
</office:document-meta>
</file>